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80.72mm" svg:height="89.99mm" svg:x="89.38mm" svg:y="72.98mm">
            <loext:p draw:notify-on-update-of-ranges="Sheet1.A1:Sheet1.A52 Sheet1.B1:Sheet1.B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date" office:date-value="2017-07-15" calcext:value-type="date">
            <text:p>15/07/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7-16" calcext:value-type="date">
            <text:p>16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17" calcext:value-type="date">
            <text:p>17/07/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07-18" calcext:value-type="date">
            <text:p>18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19" calcext:value-type="date">
            <text:p>19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20" calcext:value-type="date">
            <text:p>20/07/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7-21" calcext:value-type="date">
            <text:p>21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22" calcext:value-type="date">
            <text:p>22/07/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7-23" calcext:value-type="date">
            <text:p>23/07/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7-07-24" calcext:value-type="date">
            <text:p>24/07/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7-25" calcext:value-type="date">
            <text:p>25/07/1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date" office:date-value="2017-07-26" calcext:value-type="date">
            <text:p>26/07/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7-07-27" calcext:value-type="date">
            <text:p>27/07/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7-28" calcext:value-type="date">
            <text:p>28/07/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7-29" calcext:value-type="date">
            <text:p>29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30" calcext:value-type="date">
            <text:p>30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31" calcext:value-type="date">
            <text:p>31/07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1" calcext:value-type="date">
            <text:p>01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2" calcext:value-type="date">
            <text:p>02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3" calcext:value-type="date">
            <text:p>03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4" calcext:value-type="date">
            <text:p>04/08/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8-05" calcext:value-type="date">
            <text:p>05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6" calcext:value-type="date">
            <text:p>06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7" calcext:value-type="date">
            <text:p>07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8" calcext:value-type="date">
            <text:p>08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9" calcext:value-type="date">
            <text:p>09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10" calcext:value-type="date">
            <text:p>10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11" calcext:value-type="date">
            <text:p>11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12" calcext:value-type="date">
            <text:p>12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13" calcext:value-type="date">
            <text:p>13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14" calcext:value-type="date">
            <text:p>14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15" calcext:value-type="date">
            <text:p>15/08/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8-16" calcext:value-type="date">
            <text:p>16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17" calcext:value-type="date">
            <text:p>17/08/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8-18" calcext:value-type="date">
            <text:p>18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19" calcext:value-type="date">
            <text:p>19/08/1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date" office:date-value="2017-08-20" calcext:value-type="date">
            <text:p>20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21" calcext:value-type="date">
            <text:p>21/08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22" calcext:value-type="date">
            <text:p>22/08/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8-23" calcext:value-type="date">
            <text:p>23/08/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08-24" calcext:value-type="date">
            <text:p>24/08/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08-25" calcext:value-type="date">
            <text:p>25/08/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8-26" calcext:value-type="date">
            <text:p>26/08/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7-08-27" calcext:value-type="date">
            <text:p>27/08/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08-28" calcext:value-type="date">
            <text:p>28/08/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8-29" calcext:value-type="date">
            <text:p>29/08/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08-30" calcext:value-type="date">
            <text:p>30/08/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08-31" calcext:value-type="date">
            <text:p>31/08/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09-01" calcext:value-type="date">
            <text:p>01/09/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7-09-02" calcext:value-type="date">
            <text:p>02/09/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7-09-03" calcext:value-type="date">
            <text:p>03/09/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7-09-04" calcext:value-type="date">
            <text:p>04/09/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00:07:15.453601842</meta:creation-date>
    <dc:date>2017-09-03T00:18:50.939471688</dc:date>
    <meta:editing-duration>PT55S</meta:editing-duration>
    <meta:editing-cycles>1</meta:editing-cycles>
    <meta:document-statistic meta:table-count="1" meta:cell-count="10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73cm" svg:height="9cm" xlink:href=".." xlink:type="simple" chart:class="chart:bar" chart:style-name="ch1">
        <chart:title svg:x="7.815cm" svg:y="0.316cm" chart:style-name="ch2">
          <text:p>Effort Chart</text:p>
        </chart:title>
        <chart:plot-area chart:style-name="ch3" table:cell-range-address="Sheet1.A1:Sheet1.B52" chart:data-source-has-labels="column" svg:x="1.372cm" svg:y="1.275cm" svg:width="16.34cm" svg:height="6.564cm">
          <chartooo:coordinate-region svg:x="1.887cm" svg:y="1.474cm" svg:width="15.825cm" svg:height="5.718cm"/>
          <chart:axis chart:dimension="x" chart:name="primary-x" chart:style-name="ch4" chartooo:axis-type="auto">
            <chartooo:date-scale/>
            <chart:title svg:x="9.141cm" svg:y="8.019cm" chart:style-name="ch5">
              <text:p>Date</text:p>
            </chart:title>
            <chart:categories table:cell-range-address="Sheet1.A1:Sheet1.A52"/>
          </chart:axis>
          <chart:axis chart:dimension="y" chart:name="primary-y" chart:style-name="ch6">
            <chart:title svg:x="0.451cm" svg:y="5.606cm" chart:style-name="ch7">
              <text:p>Hours of effort</text:p>
            </chart:title>
            <chart:grid chart:style-name="ch8" chart:class="major"/>
          </chart:axis>
          <chart:series chart:style-name="ch9" chart:values-cell-range-address="Sheet1.B1:Sheet1.B52" chart:class="chart:bar">
            <chart:data-point chart:repeated="40"/>
            <chart:data-point chart:style-name="ch10"/>
            <chart:data-point chart:repeated="2"/>
            <chart:data-point chart:style-name="ch10" chart:repeated="2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42931">
                <text:p>42931</text:p>
                <draw:g>
                  <svg:desc>Sheet1.A1:Sheet1.A52</svg:desc>
                </draw:g>
              </table:table-cell>
              <table:table-cell office:value-type="float" office:value="1">
                <text:p>1</text:p>
                <draw:g>
                  <svg:desc>Sheet1.B1:Sheet1.B52</svg:desc>
                </draw:g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